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A00000289F40D080470FDB41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91cm" fo:min-width="14.36cm" fo:wrap-option="no-wrap" draw:shadow="hidden" draw:shadow-color="#ffffff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414cm" svg:height="22.894cm" svg:x="1.292cm" svg:y="3.402cm">
          <draw:image xlink:href="Pictures/100002010000020A00000289F40D080470FDB411.png" xlink:type="simple" xlink:show="embed" xlink:actuate="onLoad">
            <text:p/>
          </draw:image>
        </draw:frame>
        <draw:custom-shape draw:style-name="gr2" draw:text-style-name="P2" draw:layer="layout" svg:width="14.859cm" svg:height="2.159cm" svg:x="2.905cm" svg:y="22.59cm">
          <text:p text:style-name="P1">Kattints ide, hogy láthasd a speciális beállításokat</text:p>
          <draw:enhanced-geometry svg:viewBox="0 0 21600 21600" draw:glue-points="10800 0 0 10800 10800 21600 21600 10800 ?f40 ?f41" draw:text-areas="0 0 21600 21600" draw:type="rectangular-callout" draw:modifiers="2189.07133243607 -989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4-06T12:28:30.449888850</dc:date>
    <meta:editing-duration>PT7M41S</meta:editing-duration>
    <meta:editing-cycles>1</meta:editing-cycles>
    <meta:document-statistic meta:object-count="2"/>
    <meta:generator>LibreOffice/6.0.7.3$Linux_X86_64 LibreOffice_project/00m0$Build-3</meta:generator>
  </office:meta>
</office:document-meta>
</file>